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305e" draw:marker-start-width="0.45cm" draw:marker-end-width="0.45cm" draw:fill="solid" draw:fill-color="#6ab023" draw:opacity="20%" draw:textarea-horizontal-align="justify" draw:textarea-vertical-align="middle" draw:auto-grow-height="false" fo:padding-top="0.175cm" fo:padding-bottom="0.175cm" fo:padding-left="0.3cm" fo:padding-right="0.3cm" draw:shadow-opacity="20%" loext:decorative="false"/>
    </style:style>
    <style:style style:name="gr2" style:family="graphic" style:parent-style-name="standard">
      <style:graphic-properties svg:stroke-width="0.1cm" svg:stroke-color="#00305e" draw:marker-start-width="0.45cm" draw:marker-end-width="0.45cm" draw:fill="solid" draw:fill-color="#ffdfc1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5.33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7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6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7.0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34cm" loext:decorative="false"/>
      <style:paragraph-properties style:writing-mode="lr-tb"/>
    </style:style>
    <style:style style:name="gr8" style:family="graphic" style:parent-style-name="standard">
      <style:graphic-properties draw:fill="solid" draw:fill-color="#009de0" draw:opacity="30%" draw:textarea-horizontal-align="justify" draw:textarea-vertical-align="middle" draw:auto-grow-height="false" draw:shadow-opacity="30%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29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6ab023" draw:opacity="20%"/>
      <style:paragraph-properties fo:text-align="center"/>
      <style:text-properties style:font-name="Open Sans"/>
    </style:style>
    <style:style style:name="P2" style:family="paragraph">
      <loext:graphic-properties draw:fill="solid" draw:fill-color="#ffdfc1"/>
      <style:paragraph-properties fo:text-align="center"/>
      <style:text-properties style:font-name="Open Sans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Open Sans" fo:font-size="16pt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Open Sans SemiBold" fo:font-size="16pt"/>
    </style:style>
    <style:style style:name="P7" style:family="paragraph">
      <loext:graphic-properties draw:fill="solid" draw:fill-color="#009de0" draw:opacity="30%"/>
      <style:paragraph-properties fo:text-align="center"/>
      <style:text-properties style:font-name="Open Sans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Open Sans"/>
    </style:style>
    <style:style style:name="P9" style:family="paragraph">
      <loext:graphic-properties draw:fill="none" draw:fill-color="#ffffff"/>
    </style:style>
    <style:style style:name="T1" style:family="text">
      <style:text-properties style:font-name="Open Sans" fo:font-size="16pt"/>
    </style:style>
    <style:style style:name="T2" style:family="text">
      <style:text-properties style:font-name="Open Sans SemiBold"/>
    </style:style>
    <style:style style:name="T3" style:family="text">
      <style:text-properties style:font-name="Ope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.5cm" svg:height="7.5cm" svg:x="2.5cm" svg:y="7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9.448cm" svg:height="7.5cm" svg:x="17.252cm" svg:y="7.50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4" draw:layer="layout" svg:width="5.895cm" svg:height="4.847cm" svg:x="4.437cm" svg:y="9.422cm">
          <draw:text-box>
            <text:p text:style-name="P3"><text:span text:style-name="T1">response variables</text:span></text:p>
            <text:p text:style-name="P3"><text:span text:style-name="T1"/></text:p>
            <text:p text:style-name="P3"><text:span text:style-name="T1">can also be</text:span><text:span text:style-name="T1"><text:line-break/></text:span><text:span text:style-name="T1">higher order taxa</text:span></text:p>
            <text:p text:style-name="P3"><text:span text:style-name="T1">or other</text:span><text:span text:style-name="T1"><text:line-break/></text:span><text:span text:style-name="T1">dependent variables</text:span></text:p>
          </draw:text-box>
        </draw:frame>
        <draw:frame draw:style-name="gr4" draw:text-style-name="P6" draw:layer="layout" svg:width="4.054cm" svg:height="1.115cm" svg:x="5.288cm" svg:y="7.782cm">
          <draw:text-box>
            <text:p text:style-name="P5"><text:span text:style-name="T2">Species table</text:span></text:p>
          </draw:text-box>
        </draw:frame>
        <draw:frame draw:style-name="gr5" draw:text-style-name="P6" draw:layer="layout" svg:width="7.098cm" svg:height="1.115cm" svg:x="19.219cm" svg:y="7.782cm">
          <draw:text-box>
            <text:p text:style-name="P5"><text:span text:style-name="T2">Environmental variables</text:span></text:p>
          </draw:text-box>
        </draw:frame>
        <draw:frame draw:style-name="gr6" draw:text-style-name="P4" draw:layer="layout" svg:width="7.546cm" svg:height="4.847cm" svg:x="19.454cm" svg:y="9.422cm">
          <draw:text-box>
            <text:p text:style-name="P3"><text:span text:style-name="T1">explanation variables</text:span></text:p>
            <text:p text:style-name="P3"><text:span text:style-name="T1"/></text:p>
            <text:p text:style-name="P3"><text:span text:style-name="T1">e.g. temperature, pH</text:span></text:p>
            <text:p text:style-name="P3"><text:span text:style-name="T1">nutrients, meteorology,</text:span></text:p>
            <text:p text:style-name="P3"><text:span text:style-name="T1">soil characteristics,</text:span></text:p>
            <text:p text:style-name="P3"><text:span text:style-name="T1">anthropogenic factors</text:span></text:p>
          </draw:text-box>
        </draw:frame>
        <draw:frame draw:style-name="gr7" draw:text-style-name="P6" draw:layer="layout" svg:width="4.934cm" svg:height="1.115cm" draw:transform="rotate (1.5707963267949) translate (17.7cm 14.235cm)">
          <draw:text-box>
            <text:p text:style-name="P5"><text:span text:style-name="T2">Observations</text:span></text:p>
          </draw:text-box>
        </draw:frame>
        <draw:frame draw:style-name="gr7" draw:text-style-name="P6" draw:layer="layout" svg:width="4.934cm" svg:height="1.115cm" draw:transform="rotate (1.5707963267949) translate (2.842cm 14.235cm)">
          <draw:text-box>
            <text:p text:style-name="P5"><text:span text:style-name="T2">Observations</text:span></text:p>
          </draw:text-box>
        </draw:frame>
        <draw:custom-shape draw:style-name="gr8" draw:text-style-name="P7" draw:layer="layout" svg:width="5cm" svg:height="1cm" svg:x="11.5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8" draw:layer="layout" svg:width="5.078cm" svg:height="1.115cm" svg:x="11.922cm" svg:y="9.885cm">
          <draw:text-box>
            <text:p text:style-name="P3"><text:span text:style-name="T3">Dependency</text:span></text:p>
          </draw:text-box>
        </draw:frame>
        <draw:frame draw:style-name="gr10" draw:text-style-name="P8" draw:layer="layout" svg:width="5.794cm" svg:height="1.115cm" svg:x="11.206cm" svg:y="12cm">
          <draw:text-box>
            <text:p text:style-name="P3"><text:span text:style-name="T3">(Correspondence)</text:span></text:p>
          </draw:text-box>
        </draw:frame>
        <draw:frame draw:style-name="gr11" draw:text-style-name="P9" draw:layer="layout" svg:width="1.344cm" svg:height="0.962cm" svg:x="2.656cm" svg:y="7.935cm">
          <draw:text-box>
            <text:p>bio</text:p>
          </draw:text-box>
        </draw:frame>
        <draw:frame draw:style-name="gr11" draw:text-style-name="P9" draw:layer="layout" svg:width="1.522cm" svg:height="0.962cm" svg:x="17.5cm" svg:y="7.935cm">
          <draw:text-box>
            <text:p>en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solid" draw:fill-color="#009ee0" draw:opacity="70%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.25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meta:initial-creator>Thomas Petzoldt</meta:initial-creator>
    <meta:creation-date>2006-11-14T07:39:38</meta:creation-date>
    <dc:creator>thpe</dc:creator>
    <dc:date>2023-11-26T14:59:32.663000000</dc:date>
    <dc:language>en-US</dc:language>
    <meta:editing-cycles>5</meta:editing-cycles>
    <meta:editing-duration>PT23M19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